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583cm" svg:height="8.155cm" svg:x="8.04cm" svg:y="0.956cm">
            <draw:object draw:notify-on-update-of-ranges="Sheet1.A1:Sheet1.A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62204.2713006897" calcext:value-type="float">
            <text:p>62204.2713006897</text:p>
          </table:table-cell>
        </table:table-row>
        <table:table-row table:style-name="ro1">
          <table:table-cell office:value-type="float" office:value="27264.7931007407" calcext:value-type="float">
            <text:p>27264.7931007407</text:p>
          </table:table-cell>
        </table:table-row>
        <table:table-row table:style-name="ro1">
          <table:table-cell office:value-type="float" office:value="7929.26483148999" calcext:value-type="float">
            <text:p>7929.26483149</text:p>
          </table:table-cell>
        </table:table-row>
        <table:table-row table:style-name="ro1">
          <table:table-cell office:value-type="float" office:value="5960.92848983534" calcext:value-type="float">
            <text:p>5960.9284898353</text:p>
          </table:table-cell>
        </table:table-row>
        <table:table-row table:style-name="ro1">
          <table:table-cell office:value-type="float" office:value="3273.84667932659" calcext:value-type="float">
            <text:p>3273.8466793266</text:p>
          </table:table-cell>
        </table:table-row>
        <table:table-row table:style-name="ro1">
          <table:table-cell office:value-type="float" office:value="2653.28351560109" calcext:value-type="float">
            <text:p>2653.2835156011</text:p>
          </table:table-cell>
        </table:table-row>
        <table:table-row table:style-name="ro1">
          <table:table-cell office:value-type="float" office:value="1583.79482941787" calcext:value-type="float">
            <text:p>1583.7948294179</text:p>
          </table:table-cell>
        </table:table-row>
        <table:table-row table:style-name="ro1">
          <table:table-cell office:value-type="float" office:value="1456.70906569746" calcext:value-type="float">
            <text:p>1456.7090656975</text:p>
          </table:table-cell>
        </table:table-row>
        <table:table-row table:style-name="ro1">
          <table:table-cell office:value-type="float" office:value="1924.82694606765" calcext:value-type="float">
            <text:p>1924.8269460677</text:p>
          </table:table-cell>
        </table:table-row>
        <table:table-row table:style-name="ro1">
          <table:table-cell office:value-type="float" office:value="1046.14820679262" calcext:value-type="float">
            <text:p>1046.1482067926</text:p>
          </table:table-cell>
        </table:table-row>
        <table:table-row table:style-name="ro1">
          <table:table-cell office:value-type="float" office:value="696.851621262722" calcext:value-type="float">
            <text:p>696.8516212627</text:p>
          </table:table-cell>
        </table:table-row>
        <table:table-row table:style-name="ro1">
          <table:table-cell office:value-type="float" office:value="526.582404596051" calcext:value-type="float">
            <text:p>526.5824045961</text:p>
          </table:table-cell>
        </table:table-row>
        <table:table-row table:style-name="ro1">
          <table:table-cell office:value-type="float" office:value="452.450257219976" calcext:value-type="float">
            <text:p>452.45025722</text:p>
          </table:table-cell>
        </table:table-row>
        <table:table-row table:style-name="ro1">
          <table:table-cell office:value-type="float" office:value="406.915178561792" calcext:value-type="float">
            <text:p>406.9151785618</text:p>
          </table:table-cell>
        </table:table-row>
        <table:table-row table:style-name="ro1">
          <table:table-cell office:value-type="float" office:value="378.072608284402" calcext:value-type="float">
            <text:p>378.0726082844</text:p>
          </table:table-cell>
        </table:table-row>
        <table:table-row table:style-name="ro1">
          <table:table-cell office:value-type="float" office:value="385.258333977491" calcext:value-type="float">
            <text:p>385.2583339775</text:p>
          </table:table-cell>
        </table:table-row>
        <table:table-row table:style-name="ro1">
          <table:table-cell office:value-type="float" office:value="361.155098412703" calcext:value-type="float">
            <text:p>361.1550984127</text:p>
          </table:table-cell>
        </table:table-row>
        <table:table-row table:style-name="ro1">
          <table:table-cell office:value-type="float" office:value="243.644880415417" calcext:value-type="float">
            <text:p>243.6448804154</text:p>
          </table:table-cell>
        </table:table-row>
        <table:table-row table:style-name="ro1">
          <table:table-cell office:value-type="float" office:value="221.992282069598" calcext:value-type="float">
            <text:p>221.9922820696</text:p>
          </table:table-cell>
        </table:table-row>
        <table:table-row table:style-name="ro1">
          <table:table-cell office:value-type="float" office:value="201.243267950939" calcext:value-type="float">
            <text:p>201.2432679509</text:p>
          </table:table-cell>
        </table:table-row>
      </table:table>
      <table:named-expressions/>
      <table:database-ranges>
        <table:database-range table:name="__Anonymous_Sheet_DB__0" table:target-range-address="Sheet1.A1:Sheet1.A2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6:39:26.443745986</meta:creation-date>
    <dc:date>2016-12-12T16:58:07.214257374</dc:date>
    <meta:editing-duration>PT3M30S</meta:editing-duration>
    <meta:editing-cycles>1</meta:editing-cycles>
    <meta:document-statistic meta:table-count="1" meta:cell-count="2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84cm" svg:height="8.156cm" xlink:href=".." xlink:type="simple" chart:class="chart:line" chart:style-name="ch1">
        <chart:legend svg:x="10.505cm" svg:y="3.735cm" style:legend-expansion="custom" chartooo:width="2.078cm" chartooo:height="0.542cm" style:legend-expansion-aspect-ratio="3.83394833948339" chart:style-name="ch2"/>
        <chart:plot-area chart:style-name="ch3" table:cell-range-address="Sheet1.A1:Sheet1.A20" svg:x="0.251cm" svg:y="0.163cm" svg:width="12.082cm" svg:height="7.83cm">
          <chartooo:coordinate-region svg:x="1.428cm" svg:y="0.362cm" svg:width="10.719cm" svg:height="6.9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0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204.2713006897">
                <text:p>62204.2713006897</text:p>
                <draw:g>
                  <svg:desc>Sheet1.A1:Sheet1.A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64.7931007407">
                <text:p>27264.7931007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29.26483148999">
                <text:p>7929.26483148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60.92848983534">
                <text:p>5960.92848983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3.84667932659">
                <text:p>3273.84667932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3.28351560109">
                <text:p>2653.2835156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3.79482941787">
                <text:p>1583.79482941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6.70906569746">
                <text:p>1456.70906569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4.82694606765">
                <text:p>1924.82694606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6.14820679262">
                <text:p>1046.14820679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6.851621262722">
                <text:p>696.851621262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6.582404596051">
                <text:p>526.582404596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.450257219976">
                <text:p>452.450257219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6.915178561792">
                <text:p>406.915178561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.072608284402">
                <text:p>378.072608284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.258333977491">
                <text:p>385.258333977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1.155098412703">
                <text:p>361.155098412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3.644880415417">
                <text:p>243.644880415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.992282069598">
                <text:p>221.992282069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.243267950939">
                <text:p>201.243267950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